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ffffff" draw:textarea-horizontal-align="justify" draw:textarea-vertical-align="middle" draw:auto-grow-height="false" fo:min-height="1.782cm" fo:min-width="1.659cm"/>
      <style:paragraph-properties style:writing-mode="lr-tb"/>
    </style:style>
    <style:style style:name="gr2" style:family="graphic" style:parent-style-name="standard">
      <style:graphic-properties svg:stroke-color="#808080" svg:stroke-opacity="100%" draw:fill-color="#ffffff" draw:opacity="100%" draw:textarea-horizontal-align="justify" draw:textarea-vertical-align="middle" draw:auto-grow-height="false" fo:min-height="1.782cm" fo:min-width="1.659cm"/>
      <style:paragraph-properties style:writing-mode="lr-tb"/>
    </style:style>
    <style:style style:name="gr3" style:family="graphic" style:parent-style-name="standard">
      <style:graphic-properties svg:stroke-color="#808080" draw:fill-color="#ffffff" draw:textarea-horizontal-align="justify" draw:textarea-vertical-align="middle" draw:auto-grow-height="false" fo:min-height="1.782cm" fo:min-width="1.659cm"/>
    </style:style>
    <style:style style:name="gr4" style:family="graphic" style:parent-style-name="standard">
      <style:graphic-properties svg:stroke-color="#808080" svg:stroke-opacity="100%" draw:fill-color="#ffffff" draw:opacity="100%" draw:textarea-horizontal-align="justify" draw:textarea-vertical-align="middle" draw:auto-grow-height="false" fo:min-height="1.782cm" fo:min-width="1.659cm"/>
    </style:style>
    <style:style style:name="gr5" style:family="graphic" style:parent-style-name="standard">
      <style:graphic-properties svg:stroke-color="#808080" svg:stroke-opacity="0%" draw:fill-color="#ffffff" draw:opacity="0%" draw:textarea-horizontal-align="justify" draw:textarea-vertical-align="middle" draw:auto-grow-height="false" fo:min-height="1.782cm" fo:min-width="1.659cm"/>
      <style:paragraph-properties style:writing-mode="lr-tb"/>
    </style:style>
    <style:style style:name="gr6" style:family="graphic" style:parent-style-name="standard">
      <style:graphic-properties svg:stroke-color="#666666" draw:fill-color="#ffffff" draw:textarea-horizontal-align="justify" draw:textarea-vertical-align="middle" draw:auto-grow-height="false" fo:min-height="1.655cm" fo:min-width="5.088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</style:style>
    <style:style style:name="P2" style:family="paragraph">
      <loext:graphic-properties draw:fill-color="#ffffff" draw:opacity="100%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 draw:opacity="0%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59cm" svg:height="2.032cm" svg:x="2.905cm" svg:y="23.3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5.064cm" svg:y="23.3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2.032cm" svg:x="2.905cm" svg:y="25.3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2.032cm" svg:x="5.064cm" svg:y="25.3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2.032cm" svg:x="2.905cm" svg:y="27.4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2.032cm" svg:x="5.064cm" svg:y="27.4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7.223cm" svg:y="23.3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9.382cm" svg:y="23.3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2.032cm" svg:x="7.223cm" svg:y="25.3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2.032cm" svg:x="9.382cm" svg:y="25.3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2.032cm" svg:x="7.223cm" svg:y="27.4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2.032cm" svg:x="9.382cm" svg:y="27.4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2.032cm" svg:x="11.541cm" svg:y="23.3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2.032cm" svg:x="9.382cm" svg:y="29.4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59cm" svg:height="2.032cm" svg:x="11.541cm" svg:y="25.3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2.032cm" svg:x="11.541cm" svg:y="29.4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2.032cm" svg:x="11.541cm" svg:y="27.4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59cm" svg:height="2.032cm" svg:x="2.905cm" svg:y="24.368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59cm" svg:height="2.032cm" svg:x="5.064cm" svg:y="24.368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59cm" svg:height="2.032cm" svg:x="2.905cm" svg:y="26.4cm">
          <text:p text:style-name="P5">esc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59cm" svg:height="2.032cm" svg:x="5.064cm" svg:y="26.4cm">
          <text:p text:style-name="P5">`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59cm" svg:height="2.032cm" svg:x="7.223cm" svg:y="24.368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59cm" svg:height="2.032cm" svg:x="9.382cm" svg:y="24.368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59cm" svg:height="2.032cm" svg:x="7.223cm" svg:y="26.4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59cm" svg:height="2.032cm" svg:x="9.382cm" svg:y="26.4cm">
          <text:p text:style-name="P5">=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59cm" svg:height="2.032cm" svg:x="11.541cm" svg:y="24.368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59cm" svg:height="2.032cm" svg:x="10.525cm" svg:y="29.448cm">
          <text:p text:style-name="P5">ta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23.857cm" svg:y="23.352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21.698cm" svg:y="23.352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2.159cm" svg:height="2.032cm" svg:x="23.857cm" svg:y="25.384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2.159cm" svg:height="2.032cm" svg:x="21.698cm" svg:y="25.384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3" draw:layer="layout" svg:width="2.159cm" svg:height="2.032cm" svg:x="23.857cm" svg:y="27.416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3" draw:layer="layout" svg:width="2.159cm" svg:height="2.032cm" svg:x="21.698cm" svg:y="27.416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9.539cm" svg:y="23.352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7.38cm" svg:y="23.352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2.159cm" svg:height="2.032cm" svg:x="19.539cm" svg:y="25.384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2.159cm" svg:height="2.032cm" svg:x="17.38cm" svg:y="25.384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3" draw:layer="layout" svg:width="2.159cm" svg:height="2.032cm" svg:x="19.539cm" svg:y="27.416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3" draw:layer="layout" svg:width="2.159cm" svg:height="2.032cm" svg:x="17.38cm" svg:y="27.416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3" draw:layer="layout" svg:width="2.159cm" svg:height="2.032cm" svg:x="15.221cm" svg:y="23.352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3" draw:layer="layout" svg:width="2.159cm" svg:height="2.032cm" svg:x="17.38cm" svg:y="29.448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4" draw:layer="layout" svg:width="2.159cm" svg:height="2.032cm" svg:x="15.221cm" svg:y="25.384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3" draw:layer="layout" svg:width="2.159cm" svg:height="2.032cm" svg:x="15.221cm" svg:y="29.448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3" draw:layer="layout" svg:width="2.159cm" svg:height="2.032cm" svg:x="15.221cm" svg:y="27.416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6" draw:layer="layout" svg:width="2.159cm" svg:height="2.032cm" svg:x="23.857cm" svg:y="24.368cm">
          <text:p text:style-name="P5">0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6" draw:layer="layout" svg:width="2.159cm" svg:height="2.032cm" svg:x="21.698cm" svg:y="24.368cm">
          <text:p text:style-name="P5">9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6" draw:layer="layout" svg:width="2.159cm" svg:height="2.032cm" svg:x="23.857cm" svg:y="26.4cm">
          <text:p text:style-name="P5">;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6" draw:layer="layout" svg:width="2.159cm" svg:height="2.032cm" svg:x="21.698cm" svg:y="26.4cm">
          <text:p text:style-name="P5">\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6" draw:layer="layout" svg:width="2.159cm" svg:height="2.032cm" svg:x="19.539cm" svg:y="24.368cm">
          <text:p text:style-name="P5">8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6" draw:layer="layout" svg:width="2.159cm" svg:height="2.032cm" svg:x="17.38cm" svg:y="24.368cm">
          <text:p text:style-name="P5">7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6" draw:layer="layout" svg:width="2.159cm" svg:height="2.032cm" svg:x="19.539cm" svg:y="26.4cm">
          <text:p text:style-name="P5">]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6" draw:layer="layout" svg:width="2.159cm" svg:height="2.032cm" svg:x="17.38cm" svg:y="26.4cm">
          <text:p text:style-name="P5">[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6" draw:layer="layout" svg:width="2.159cm" svg:height="2.032cm" svg:x="15.221cm" svg:y="24.368cm">
          <text:p text:style-name="P5">6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6" draw:layer="layout" svg:width="2.159cm" svg:height="2.032cm" svg:x="16.237cm" svg:y="29.448cm">
          <text:p text:style-name="P5">del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2.905cm" svg:y="3.025cm">
          <text:p text:style-name="P5">q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5.064cm" svg:y="3.025cm">
          <text:p text:style-name="P5">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2.032cm" svg:x="2.905cm" svg:y="5.057cm"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2.032cm" svg:x="5.064cm" svg:y="5.057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2.905cm" svg:y="7.089cm">
          <text:p text:style-name="P5">z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5.064cm" svg:y="7.089cm">
          <text:p text:style-name="P5">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7.223cm" svg:y="3.025cm">
          <text:p text:style-name="P5">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9.382cm" svg:y="3.025cm">
          <text:p text:style-name="P5">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2.032cm" svg:x="7.223cm" svg:y="5.057cm">
          <text:p text:style-name="P5">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2.032cm" svg:x="9.382cm" svg:y="5.057cm">
          <text:p text:style-name="P5">f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7.223cm" svg:y="7.089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9.382cm" svg:y="7.089cm">
          <text:p text:style-name="P5">v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11.541cm" svg:y="3.025cm">
          <text:p text:style-name="P5">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9.382cm" svg:y="9.121cm">
          <text:p text:style-name="P5">sp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2.032cm" svg:x="11.541cm" svg:y="5.057cm">
          <text:p text:style-name="P5">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11.541cm" svg:y="9.121cm">
          <text:p text:style-name="P5">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11.541cm" svg:y="7.089cm"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23.857cm" svg:y="3.025cm">
          <text:p text:style-name="P5">p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21.698cm" svg:y="3.025cm">
          <text:p text:style-name="P5">o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2.159cm" svg:height="2.032cm" svg:x="23.857cm" svg:y="5.057cm">
          <text:p text:style-name="P5">‘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2.159cm" svg:height="2.032cm" svg:x="21.698cm" svg:y="5.057cm">
          <text:p text:style-name="P5">l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23.857cm" svg:y="7.089cm">
          <text:p text:style-name="P5">/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21.698cm" svg:y="7.089cm">
          <text:p text:style-name="P5">.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9.539cm" svg:y="3.025cm">
          <text:p text:style-name="P5">i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7.38cm" svg:y="3.025cm">
          <text:p text:style-name="P5">u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2.159cm" svg:height="2.032cm" svg:x="19.539cm" svg:y="5.057cm">
          <text:p text:style-name="P5">k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2.159cm" svg:height="2.032cm" svg:x="17.38cm" svg:y="5.057cm">
          <text:p text:style-name="P5">j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9.539cm" svg:y="7.089cm">
          <text:p text:style-name="P5">,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7.38cm" svg:y="7.089cm">
          <text:p text:style-name="P5">m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5.221cm" svg:y="3.025cm">
          <text:p text:style-name="P5">y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7.38cm" svg:y="9.121cm">
          <text:p text:style-name="P5">Sticky</text:p>
          <text:p text:style-name="P5">shift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2.159cm" svg:height="2.032cm" svg:x="15.221cm" svg:y="5.057cm">
          <text:p text:style-name="P5">h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5.221cm" svg:y="9.121cm">
          <text:p text:style-name="P5">bspc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5.221cm" svg:y="7.089cm">
          <text:p text:style-name="P5">n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2.905cm" svg:y="13.1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5.064cm" svg:y="13.1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2.032cm" svg:x="2.905cm" svg:y="15.224cm">
          <text:p text:style-name="P5">lct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2.032cm" svg:x="5.064cm" svg:y="15.224cm">
          <text:p text:style-name="P5">lgu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2.905cm" svg:y="17.256cm">
          <text:p text:style-name="P5">sy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5.064cm" svg:y="17.2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7.223cm" svg:y="13.1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9.382cm" svg:y="13.1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2.032cm" svg:x="7.223cm" svg:y="15.224cm">
          <text:p text:style-name="P5">lal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2.032cm" svg:x="9.382cm" svg:y="15.224cm">
          <text:p text:style-name="P5">lsf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7.223cm" svg:y="17.2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9.382cm" svg:y="17.256cm">
          <text:p text:style-name="P5">i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11.541cm" svg:y="13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2.032cm" svg:x="9.382cm" svg:y="19.2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2.032cm" svg:x="11.541cm" svg:y="15.2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11.541cm" svg:y="19.288cm">
          <text:p text:style-name="P5">nav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11.541cm" svg:y="17.2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23.857cm" svg:y="13.192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21.698cm" svg:y="13.192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2.159cm" svg:height="2.032cm" svg:x="23.857cm" svg:y="15.224cm">
          <text:p text:style-name="P5">lctl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2.159cm" svg:height="2.032cm" svg:x="21.698cm" svg:y="15.224cm">
          <text:p text:style-name="P5">lgui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23.857cm" svg:y="17.256cm">
          <text:p text:style-name="P5">sys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21.698cm" svg:y="17.256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9.539cm" svg:y="13.192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7.38cm" svg:y="13.192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2.159cm" svg:height="2.032cm" svg:x="19.539cm" svg:y="15.224cm">
          <text:p text:style-name="P5">lalt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2.159cm" svg:height="2.032cm" svg:x="17.38cm" svg:y="15.224cm">
          <text:p text:style-name="P5">lsft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9.539cm" svg:y="17.256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7.38cm" svg:y="17.256cm">
          <text:p text:style-name="P5">i3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5.221cm" svg:y="13.192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3" draw:layer="layout" svg:width="2.159cm" svg:height="2.032cm" svg:x="17.38cm" svg:y="19.288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2.159cm" svg:height="2.032cm" svg:x="15.221cm" svg:y="15.224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5.221cm" svg:y="19.288cm">
          <text:p text:style-name="P5">nav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5.221cm" svg:y="17.256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1" draw:layer="layout" svg:width="5.588cm" svg:height="1.905cm" svg:x="2.905cm" svg:y="0.619cm">
          <text:p text:style-name="P5">bas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88cm" svg:height="1.905cm" svg:x="2.905cm" svg:y="10.779cm">
          <text:p text:style-name="P5">hold-tap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88cm" svg:height="1.905cm" svg:x="2.905cm" svg:y="20.939cm">
          <text:p text:style-name="P5">combo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2.905cm" svg:y="33.503cm">
          <text:p text:style-name="P5">F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5.064cm" svg:y="33.503cm">
          <text:p text:style-name="P5">F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2.032cm" svg:x="2.905cm" svg:y="35.535cm">
          <text:p text:style-name="P5">F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2.032cm" svg:x="5.064cm" svg:y="35.535cm">
          <text:p text:style-name="P5">F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2.905cm" svg:y="37.567cm">
          <text:p text:style-name="P5">F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5.064cm" svg:y="37.567cm">
          <text:p text:style-name="P5">F1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7.223cm" svg:y="33.503cm">
          <text:p text:style-name="P5">F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9.382cm" svg:y="33.503cm">
          <text:p text:style-name="P5">F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2.032cm" svg:x="7.223cm" svg:y="35.535cm">
          <text:p text:style-name="P5">F7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2.032cm" svg:x="9.382cm" svg:y="35.535cm">
          <text:p text:style-name="P5">F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7.223cm" svg:y="37.567cm">
          <text:p text:style-name="P5">F1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9.382cm" svg:y="37.567cm">
          <text:p text:style-name="P5">F1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11.541cm" svg:y="33.5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2.032cm" svg:x="9.382cm" svg:y="39.5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2.032cm" svg:x="11.541cm" svg:y="35.5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11.541cm" svg:y="39.599cm">
          <text:p text:style-name="P5">ta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11.541cm" svg:y="37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032cm" svg:x="23.857cm" svg:y="33.503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21.698cm" svg:y="33.503cm">
          <text:p text:style-name="P5">end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2.159cm" svg:height="2.032cm" svg:x="23.857cm" svg:y="35.53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2.159cm" svg:height="2.032cm" svg:x="21.698cm" svg:y="35.535cm">
          <text:p text:style-name="P5">right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23.857cm" svg:y="37.56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21.698cm" svg:y="37.567cm">
          <text:p text:style-name="P5">next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9.539cm" svg:y="33.503cm">
          <text:p text:style-name="P5">pgup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7.38cm" svg:y="33.503cm">
          <text:p text:style-name="P5">pgdn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2.159cm" svg:height="2.032cm" svg:x="19.539cm" svg:y="35.535cm">
          <text:p text:style-name="P5">up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2.159cm" svg:height="2.032cm" svg:x="17.38cm" svg:y="35.535cm">
          <text:p text:style-name="P5">down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9.539cm" svg:y="37.56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7.38cm" svg:y="37.56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5.221cm" svg:y="33.503cm">
          <text:p text:style-name="P5">home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3" draw:layer="layout" svg:width="2.159cm" svg:height="2.032cm" svg:x="17.38cm" svg:y="39.599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2.159cm" svg:height="2.032cm" svg:x="15.221cm" svg:y="35.535cm">
          <text:p text:style-name="P5">left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5.221cm" svg:y="39.599cm">
          <text:p text:style-name="P5">del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.159cm" svg:height="2.032cm" svg:x="15.221cm" svg:y="37.567cm">
          <text:p text:style-name="P5">prev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1" draw:layer="layout" svg:width="5.588cm" svg:height="1.905cm" svg:x="2.905cm" svg:y="31.09cm">
          <text:p text:style-name="P5">nav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59cm" svg:height="2.032cm" svg:x="8.366cm" svg:y="27.452cm">
          <text:p text:style-name="P5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59cm" svg:height="2.032cm" svg:x="18.466cm" svg:y="27.452cm">
          <text:p text:style-name="P5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6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09:47:38.778849702</meta:creation-date>
    <dc:date>2021-02-23T22:22:30.877933038</dc:date>
    <meta:editing-duration>P2DT23H41M40S</meta:editing-duration>
    <meta:editing-cycles>2</meta:editing-cycles>
    <meta:generator>LibreOffice/6.4.6.2$Linux_X86_64 LibreOffice_project/40$Build-2</meta:generator>
    <meta:document-statistic meta:object-count="162"/>
  </office:meta>
</office:document-meta>
</file>